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13.982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3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41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41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6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6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6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0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18:47:32.9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Selma </dc:creator>
    <meta:creation-date>2018-01-09T20:56:58Z</meta:creation-date>
    <dc:date>2020-07-14T18:24:33.034000000</dc:date>
    <meta:editing-cycles>424</meta:editing-cycles>
    <meta:editing-duration>P5DT10H10M20S</meta:editing-duration>
    <meta:document-statistic meta:table-count="2" meta:cell-count="7111" meta:object-count="0"/>
  </office:meta>
</office:document-meta>
</file>